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Accessor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ccessor.obtain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Accessor.setExceptionTranslator( SQLExceptionTranslator exceptionTrans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ccessor.is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ccessor.setLazyInit( boolean lazy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ccesso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Accessor.setDataSource( @ Nullable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Accessor.setDatabaseProductName( String db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Accessor.getExceptionTransl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